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1008in"/>
    </style:style>
    <style:style style:name="co2" style:family="table-column">
      <style:table-column-properties fo:break-before="auto" style:column-width="3.1126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4" table:number-rows-spanned="1">
            <text:p>kopalnia DATASIZE 200 KNN 3 distanceAlgorithm PROBABILITY APLENGTH 7 Algorithms 1 MAGNETIC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6,7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6,7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6,7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2/1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0.5263157894737">
            <text:p>10.53</text:p>
          </table:table-cell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6,7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6,7,2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4/1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21.0526315789474">
            <text:p>21.05</text:p>
          </table:table-cell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3,6,7,2,</text:p>
          </table:table-cell>
        </table:table-row>
        <table:table-row table:style-name="ro1">
          <table:table-cell table:style-name="ce1" office:value-type="string" table:number-columns-spanned="4" table:number-rows-spanned="1">
            <text:p>kopalnia DATASIZE 200 KNN 3 distanceAlgorithm PROBABILITY APLENGTH 7 Algorithms 1 RSSI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19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3/1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15.7894736842105">
            <text:p>15.79</text:p>
          </table:table-cell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1,3,19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14:46:25</dc:date>
    <dc:creator>mike </dc:creator>
    <meta:document-statistic meta:table-count="1" meta:cell-count="322" meta:object-count="0"/>
    <meta:generator>LibreOffice/3.5$Linux_X86_64 LibreOffice_project/350m1$Build-2</meta:generator>
  </office:meta>
</office:document-meta>
</file>